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824" officeooo:paragraph-rsid="00089824"/>
    </style:style>
    <style:style style:name="P2" style:family="paragraph" style:parent-style-name="Standard">
      <style:text-properties officeooo:rsid="00089824" officeooo:paragraph-rsid="00097673"/>
    </style:style>
    <style:style style:name="P3" style:family="paragraph" style:parent-style-name="Standard">
      <style:text-properties officeooo:paragraph-rsid="00089824"/>
    </style:style>
    <style:style style:name="P4" style:family="paragraph" style:parent-style-name="Standard">
      <style:text-properties officeooo:rsid="00093962" officeooo:paragraph-rsid="00093962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097673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c621e" officeooo:paragraph-rsid="000c621e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c9f9f" officeooo:paragraph-rsid="000c9f9f"/>
    </style:style>
    <style:style style:name="P8" style:family="paragraph" style:parent-style-name="Standard">
      <style:text-properties officeooo:rsid="00089824" officeooo:paragraph-rsid="00089824"/>
    </style:style>
    <style:style style:name="P9" style:family="paragraph" style:parent-style-name="Standard">
      <style:text-properties fo:font-weight="bold" officeooo:rsid="00093962" officeooo:paragraph-rsid="00097673" style:font-weight-asian="bold" style:font-weight-complex="bold"/>
    </style:style>
    <style:style style:name="P10" style:family="paragraph" style:parent-style-name="Standard">
      <style:text-properties fo:font-weight="bold" officeooo:rsid="00097673" officeooo:paragraph-rsid="00097673" style:font-weight-asian="bold" style:font-weight-complex="bold"/>
    </style:style>
    <style:style style:name="P11" style:family="paragraph" style:parent-style-name="Standard">
      <style:text-properties officeooo:rsid="00093962" officeooo:paragraph-rsid="000976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7673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cripts/postgresql</text:p>
      <text:p text:style-name="P1">Sudo -u postgres psql -l</text:p>
      <text:p text:style-name="P1">Sudo -u postgres createdb prueba </text:p>
      <text:p text:style-name="P1">Sudo -u postgres createuser -P prueba </text:p>
      <text:p text:style-name="P3"/>
      <text:p text:style-name="P9">Acceder a la base de Datos:</text:p>
      <text:p text:style-name="P2"><text:span text:style-name="T1"><text:s/></text:span>psql -h localhost -U prueba -d prueba</text:p>
      <text:p text:style-name="P1"/>
      <text:p text:style-name="P1"><text:span text:style-name="T2">S</text:span><text:span text:style-name="T1">alir</text:span> \q</text:p>
      <text:p text:style-name="P1">psql -h localhost -U prueba -d prueba &lt;prueba.sql</text:p>
      <text:p text:style-name="P4">psysh</text:p>
      <text:p text:style-name="P4">new PDO(‘motor’, ‘usuario’, ‘contraseña’)</text:p>
      <text:p text:style-name="P10">Crear una conexión</text:p>
      <text:p text:style-name="P11">new PDO(‘pgsql:host=localhost;dbname=prueba’, ‘prueba’, ‘prueba’)</text:p>
      <text:p text:style-name="P5">$sent = $pdo-&gt;query('SELECT * FROM depart;');</text:p>
      <text:p text:style-name="P6">+queryString “SELECT * FROM depart”,</text:p>
      <text:p text:style-name="P6">$sent →fetchObject()</text:p>
      <text:p text:style-name="P7">php -S localhost:808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17:47:44.051267638</meta:creation-date>
    <dc:date>2020-10-27T20:17:52.370540318</dc:date>
    <meta:editing-duration>PT35M5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68" meta:character-count="486" meta:non-whitespace-character-count="431"/>
  </office:meta>
</office:document-meta>
</file>